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27d42c" officeooo:paragraph-rsid="0027d42c"/>
    </style:style>
    <style:style style:name="P3" style:family="paragraph" style:parent-style-name="Standard">
      <style:text-properties fo:language="pl" fo:country="PL" officeooo:rsid="0027d42c" officeooo:paragraph-rsid="00343946"/>
    </style:style>
    <style:style style:name="P4" style:family="paragraph" style:parent-style-name="Standard">
      <style:text-properties fo:language="pl" fo:country="PL" officeooo:rsid="0027d42c" officeooo:paragraph-rsid="00353edb"/>
    </style:style>
    <style:style style:name="P5" style:family="paragraph" style:parent-style-name="Standard">
      <style:text-properties fo:language="pl" fo:country="PL" officeooo:rsid="0027d42c" officeooo:paragraph-rsid="0035c943"/>
    </style:style>
    <style:style style:name="P6" style:family="paragraph" style:parent-style-name="Standard">
      <style:text-properties fo:language="pl" fo:country="PL" officeooo:rsid="0027d42c" officeooo:paragraph-rsid="0038e8a7"/>
    </style:style>
    <style:style style:name="P7" style:family="paragraph" style:parent-style-name="Standard">
      <style:text-properties fo:language="pl" fo:country="PL" officeooo:rsid="0027d42c" officeooo:paragraph-rsid="003940d2"/>
    </style:style>
    <style:style style:name="P8" style:family="paragraph" style:parent-style-name="Standard">
      <style:text-properties fo:language="pl" fo:country="PL" officeooo:rsid="0027d42c" officeooo:paragraph-rsid="003a6708"/>
    </style:style>
    <style:style style:name="P9" style:family="paragraph" style:parent-style-name="Standard">
      <style:text-properties fo:language="pl" fo:country="PL" officeooo:rsid="0027d42c" officeooo:paragraph-rsid="003b405d"/>
    </style:style>
    <style:style style:name="P10" style:family="paragraph" style:parent-style-name="Standard">
      <style:text-properties fo:language="pl" fo:country="PL" officeooo:rsid="0027d42c" officeooo:paragraph-rsid="004304a6"/>
    </style:style>
    <style:style style:name="P11" style:family="paragraph" style:parent-style-name="Standard">
      <style:text-properties fo:language="pl" fo:country="PL" officeooo:rsid="0027d42c" officeooo:paragraph-rsid="00447295"/>
    </style:style>
    <style:style style:name="P12" style:family="paragraph" style:parent-style-name="Standard">
      <style:text-properties fo:language="pl" fo:country="PL" officeooo:rsid="0027d42c" officeooo:paragraph-rsid="00472553"/>
    </style:style>
    <style:style style:name="P13" style:family="paragraph" style:parent-style-name="Standard">
      <style:text-properties fo:language="pl" fo:country="PL" officeooo:rsid="0027d42c" officeooo:paragraph-rsid="004a6fe6"/>
    </style:style>
    <style:style style:name="P14" style:family="paragraph" style:parent-style-name="Standard">
      <style:text-properties fo:language="pl" fo:country="PL" officeooo:rsid="0027d42c" officeooo:paragraph-rsid="004b378c"/>
    </style:style>
    <style:style style:name="P15" style:family="paragraph" style:parent-style-name="Standard">
      <style:text-properties fo:language="pl" fo:country="PL" officeooo:rsid="0027d42c" officeooo:paragraph-rsid="005254ff"/>
    </style:style>
    <style:style style:name="P16" style:family="paragraph" style:parent-style-name="Standard">
      <style:text-properties fo:language="pl" fo:country="PL" officeooo:rsid="0027d42c" officeooo:paragraph-rsid="00558a00"/>
    </style:style>
    <style:style style:name="P17" style:family="paragraph" style:parent-style-name="Standard">
      <style:text-properties fo:language="pl" fo:country="PL" officeooo:rsid="0027d42c" officeooo:paragraph-rsid="00590514"/>
    </style:style>
    <style:style style:name="P18" style:family="paragraph" style:parent-style-name="Standard">
      <style:text-properties fo:language="pl" fo:country="PL" officeooo:rsid="0027d42c" officeooo:paragraph-rsid="005c5a34"/>
    </style:style>
    <style:style style:name="P19" style:family="paragraph" style:parent-style-name="Standard">
      <style:text-properties fo:language="pl" fo:country="PL" officeooo:rsid="0027d42c" officeooo:paragraph-rsid="0062559f"/>
    </style:style>
    <style:style style:name="P20" style:family="paragraph" style:parent-style-name="Standard">
      <style:text-properties fo:language="pl" fo:country="PL" officeooo:rsid="0027d42c" officeooo:paragraph-rsid="0063f28b"/>
    </style:style>
    <style:style style:name="P21" style:family="paragraph" style:parent-style-name="Standard">
      <style:text-properties fo:language="pl" fo:country="PL" officeooo:rsid="0027d42c" officeooo:paragraph-rsid="0065571f"/>
    </style:style>
    <style:style style:name="P22" style:family="paragraph" style:parent-style-name="Standard">
      <style:text-properties fo:language="pl" fo:country="PL" officeooo:rsid="0027d42c" officeooo:paragraph-rsid="00669ab0"/>
    </style:style>
    <style:style style:name="P23" style:family="paragraph" style:parent-style-name="Standard">
      <style:text-properties fo:language="pl" fo:country="PL" officeooo:rsid="0027d42c" officeooo:paragraph-rsid="0068add2"/>
    </style:style>
    <style:style style:name="P24" style:family="paragraph" style:parent-style-name="Standard">
      <style:text-properties fo:language="pl" fo:country="PL" officeooo:rsid="0027d42c" officeooo:paragraph-rsid="00690ed5"/>
    </style:style>
    <style:style style:name="P25" style:family="paragraph" style:parent-style-name="Standard">
      <style:text-properties fo:language="pl" fo:country="PL" officeooo:rsid="0027d42c" officeooo:paragraph-rsid="006d1865"/>
    </style:style>
    <style:style style:name="P26" style:family="paragraph" style:parent-style-name="Standard">
      <style:text-properties fo:language="pl" fo:country="PL" officeooo:rsid="0027d42c" officeooo:paragraph-rsid="006da295"/>
    </style:style>
    <style:style style:name="P27" style:family="paragraph" style:parent-style-name="Standard">
      <style:text-properties fo:language="pl" fo:country="PL" officeooo:rsid="0027d42c" officeooo:paragraph-rsid="006f07a9"/>
    </style:style>
    <style:style style:name="P28" style:family="paragraph" style:parent-style-name="Standard">
      <style:text-properties fo:language="pl" fo:country="PL" officeooo:rsid="0027d42c" officeooo:paragraph-rsid="0070b03e"/>
    </style:style>
    <style:style style:name="P29" style:family="paragraph" style:parent-style-name="Standard">
      <style:text-properties fo:language="pl" fo:country="PL" officeooo:rsid="0027d42c" officeooo:paragraph-rsid="00744dce"/>
    </style:style>
    <style:style style:name="P30" style:family="paragraph" style:parent-style-name="Standard">
      <style:text-properties fo:language="pl" fo:country="PL" officeooo:rsid="0027d42c" officeooo:paragraph-rsid="00825f70"/>
    </style:style>
    <style:style style:name="P31" style:family="paragraph" style:parent-style-name="Standard">
      <style:text-properties fo:language="pl" fo:country="PL" officeooo:paragraph-rsid="002a887a"/>
    </style:style>
    <style:style style:name="P32" style:family="paragraph" style:parent-style-name="Standard">
      <style:text-properties fo:language="pl" fo:country="PL" officeooo:rsid="00329b05" officeooo:paragraph-rsid="00329b05"/>
    </style:style>
    <style:style style:name="P33" style:family="paragraph" style:parent-style-name="Standard">
      <style:text-properties fo:language="pl" fo:country="PL" officeooo:rsid="0033ea08" officeooo:paragraph-rsid="0033ea08"/>
    </style:style>
    <style:style style:name="P34" style:family="paragraph" style:parent-style-name="Standard">
      <style:text-properties fo:language="pl" fo:country="PL" officeooo:rsid="00353edb" officeooo:paragraph-rsid="00353edb"/>
    </style:style>
    <style:style style:name="P35" style:family="paragraph" style:parent-style-name="Standard">
      <style:text-properties fo:language="pl" fo:country="PL" officeooo:rsid="0035c943" officeooo:paragraph-rsid="0035c943"/>
    </style:style>
    <style:style style:name="P36" style:family="paragraph" style:parent-style-name="Standard">
      <style:text-properties fo:language="pl" fo:country="PL" officeooo:rsid="0038e8a7" officeooo:paragraph-rsid="0038e8a7"/>
    </style:style>
    <style:style style:name="P37" style:family="paragraph" style:parent-style-name="Standard">
      <style:text-properties fo:language="pl" fo:country="PL" officeooo:rsid="003940d2" officeooo:paragraph-rsid="003940d2"/>
    </style:style>
    <style:style style:name="P38" style:family="paragraph" style:parent-style-name="Standard">
      <style:text-properties fo:language="pl" fo:country="PL" officeooo:rsid="003a6708" officeooo:paragraph-rsid="003a6708"/>
    </style:style>
    <style:style style:name="P39" style:family="paragraph" style:parent-style-name="Standard">
      <style:text-properties fo:language="pl" fo:country="PL" officeooo:rsid="003b405d" officeooo:paragraph-rsid="003b405d"/>
    </style:style>
    <style:style style:name="P40" style:family="paragraph" style:parent-style-name="Standard">
      <style:text-properties fo:language="pl" fo:country="PL" officeooo:rsid="003ebef1" officeooo:paragraph-rsid="003ebef1"/>
    </style:style>
    <style:style style:name="P41" style:family="paragraph" style:parent-style-name="Standard">
      <style:text-properties fo:language="pl" fo:country="PL" officeooo:rsid="003ee2dc" officeooo:paragraph-rsid="003ee2dc"/>
    </style:style>
    <style:style style:name="P42" style:family="paragraph" style:parent-style-name="Standard">
      <style:text-properties fo:language="pl" fo:country="PL" officeooo:rsid="003ef6de" officeooo:paragraph-rsid="0033f1fa"/>
    </style:style>
    <style:style style:name="P43" style:family="paragraph" style:parent-style-name="Standard">
      <style:text-properties fo:language="pl" fo:country="PL" officeooo:rsid="003ef6de" officeooo:paragraph-rsid="003f5dc6"/>
    </style:style>
    <style:style style:name="P44" style:family="paragraph" style:parent-style-name="Standard">
      <style:text-properties fo:language="pl" fo:country="PL" officeooo:rsid="003f5dc6" officeooo:paragraph-rsid="00343946"/>
    </style:style>
    <style:style style:name="P45" style:family="paragraph" style:parent-style-name="Standard">
      <style:text-properties fo:language="pl" fo:country="PL" officeooo:rsid="003f5dc6" officeooo:paragraph-rsid="004090da"/>
    </style:style>
    <style:style style:name="P46" style:family="paragraph" style:parent-style-name="Standard">
      <style:text-properties fo:language="pl" fo:country="PL" officeooo:rsid="00422b05" officeooo:paragraph-rsid="00422b05"/>
    </style:style>
    <style:style style:name="P47" style:family="paragraph" style:parent-style-name="Standard">
      <style:text-properties fo:language="pl" fo:country="PL" officeooo:rsid="004304a6" officeooo:paragraph-rsid="004304a6"/>
    </style:style>
    <style:style style:name="P48" style:family="paragraph" style:parent-style-name="Standard">
      <style:text-properties fo:language="pl" fo:country="PL" officeooo:rsid="00447295" officeooo:paragraph-rsid="00447295"/>
    </style:style>
    <style:style style:name="P49" style:family="paragraph" style:parent-style-name="Standard">
      <style:text-properties fo:language="pl" fo:country="PL" officeooo:rsid="00472553" officeooo:paragraph-rsid="00472553"/>
    </style:style>
    <style:style style:name="P50" style:family="paragraph" style:parent-style-name="Standard">
      <style:text-properties fo:language="pl" fo:country="PL" officeooo:rsid="004a6fe6" officeooo:paragraph-rsid="004a6fe6"/>
    </style:style>
    <style:style style:name="P51" style:family="paragraph" style:parent-style-name="Standard">
      <style:text-properties fo:language="pl" fo:country="PL" officeooo:rsid="004b378c" officeooo:paragraph-rsid="004b378c"/>
    </style:style>
    <style:style style:name="P52" style:family="paragraph" style:parent-style-name="Standard">
      <style:text-properties fo:language="pl" fo:country="PL" officeooo:rsid="0050674c" officeooo:paragraph-rsid="0050674c"/>
    </style:style>
    <style:style style:name="P53" style:family="paragraph" style:parent-style-name="Standard">
      <style:text-properties fo:language="pl" fo:country="PL" officeooo:rsid="005254ff" officeooo:paragraph-rsid="005254ff"/>
    </style:style>
    <style:style style:name="P54" style:family="paragraph" style:parent-style-name="Standard">
      <style:text-properties fo:language="pl" fo:country="PL" officeooo:rsid="00558a00" officeooo:paragraph-rsid="00558a00"/>
    </style:style>
    <style:style style:name="P55" style:family="paragraph" style:parent-style-name="Standard">
      <style:text-properties fo:language="pl" fo:country="PL" officeooo:rsid="005641f1" officeooo:paragraph-rsid="005641f1"/>
    </style:style>
    <style:style style:name="P56" style:family="paragraph" style:parent-style-name="Standard">
      <style:text-properties fo:language="pl" fo:country="PL" officeooo:rsid="00590514" officeooo:paragraph-rsid="00590514"/>
    </style:style>
    <style:style style:name="P57" style:family="paragraph" style:parent-style-name="Standard">
      <style:text-properties fo:language="pl" fo:country="PL" officeooo:rsid="005a5e9f" officeooo:paragraph-rsid="005a5e9f"/>
    </style:style>
    <style:style style:name="P58" style:family="paragraph" style:parent-style-name="Standard">
      <style:text-properties fo:language="pl" fo:country="PL" officeooo:rsid="0060af21" officeooo:paragraph-rsid="0060af21"/>
    </style:style>
    <style:style style:name="P59" style:family="paragraph" style:parent-style-name="Standard">
      <style:text-properties fo:language="pl" fo:country="PL" officeooo:rsid="0062559f" officeooo:paragraph-rsid="0062559f"/>
    </style:style>
    <style:style style:name="P60" style:family="paragraph" style:parent-style-name="Standard">
      <style:text-properties fo:language="pl" fo:country="PL" officeooo:rsid="0063f28b" officeooo:paragraph-rsid="0063f28b"/>
    </style:style>
    <style:style style:name="P61" style:family="paragraph" style:parent-style-name="Standard">
      <style:text-properties fo:language="pl" fo:country="PL" officeooo:rsid="0065571f" officeooo:paragraph-rsid="0065571f"/>
    </style:style>
    <style:style style:name="P62" style:family="paragraph" style:parent-style-name="Standard">
      <style:text-properties fo:language="pl" fo:country="PL" officeooo:rsid="00669ab0" officeooo:paragraph-rsid="00669ab0"/>
    </style:style>
    <style:style style:name="P63" style:family="paragraph" style:parent-style-name="Standard">
      <style:text-properties fo:language="pl" fo:country="PL" officeooo:rsid="0068add2" officeooo:paragraph-rsid="0068add2"/>
    </style:style>
    <style:style style:name="P64" style:family="paragraph" style:parent-style-name="Standard">
      <style:text-properties fo:language="pl" fo:country="PL" officeooo:rsid="00690ed5" officeooo:paragraph-rsid="00690ed5"/>
    </style:style>
    <style:style style:name="P65" style:family="paragraph" style:parent-style-name="Standard">
      <style:text-properties fo:language="pl" fo:country="PL" officeooo:rsid="006d1865" officeooo:paragraph-rsid="006d1865"/>
    </style:style>
    <style:style style:name="P66" style:family="paragraph" style:parent-style-name="Standard">
      <style:text-properties fo:language="pl" fo:country="PL" officeooo:rsid="006da295" officeooo:paragraph-rsid="006da295"/>
    </style:style>
    <style:style style:name="P67" style:family="paragraph" style:parent-style-name="Standard">
      <style:text-properties fo:language="pl" fo:country="PL" officeooo:rsid="006f07a9" officeooo:paragraph-rsid="006f07a9"/>
    </style:style>
    <style:style style:name="P68" style:family="paragraph" style:parent-style-name="Standard">
      <style:text-properties fo:language="pl" fo:country="PL" officeooo:rsid="007055d7" officeooo:paragraph-rsid="007055d7"/>
    </style:style>
    <style:style style:name="P69" style:family="paragraph" style:parent-style-name="Standard">
      <style:text-properties fo:language="pl" fo:country="PL" officeooo:rsid="0070b03e" officeooo:paragraph-rsid="0070b03e"/>
    </style:style>
    <style:style style:name="P70" style:family="paragraph" style:parent-style-name="Standard">
      <style:text-properties fo:language="pl" fo:country="PL" officeooo:rsid="00744dce" officeooo:paragraph-rsid="00744dce"/>
    </style:style>
    <style:style style:name="P71" style:family="paragraph" style:parent-style-name="Standard">
      <style:text-properties fo:language="pl" fo:country="PL" officeooo:rsid="0074d7d0" officeooo:paragraph-rsid="0074d7d0"/>
    </style:style>
    <style:style style:name="P72" style:family="paragraph" style:parent-style-name="Standard">
      <style:text-properties fo:language="pl" fo:country="PL" officeooo:rsid="00756a87" officeooo:paragraph-rsid="00756a87"/>
    </style:style>
    <style:style style:name="P73" style:family="paragraph" style:parent-style-name="Standard">
      <style:text-properties fo:language="pl" fo:country="PL" officeooo:rsid="00770759" officeooo:paragraph-rsid="007718e1"/>
    </style:style>
    <style:style style:name="P74" style:family="paragraph" style:parent-style-name="Standard">
      <style:text-properties fo:language="pl" fo:country="PL" fo:font-weight="normal" officeooo:rsid="00770759" officeooo:paragraph-rsid="0078f099" style:font-weight-asian="normal" style:font-weight-complex="normal"/>
    </style:style>
    <style:style style:name="P75" style:family="paragraph" style:parent-style-name="Standard">
      <style:text-properties fo:language="pl" fo:country="PL" fo:font-weight="normal" officeooo:rsid="0027d42c" officeooo:paragraph-rsid="00770759" style:font-weight-asian="normal" style:font-weight-complex="normal"/>
    </style:style>
    <style:style style:name="P76" style:family="paragraph" style:parent-style-name="Standard">
      <style:text-properties fo:language="pl" fo:country="PL" fo:font-weight="normal" officeooo:rsid="0027d42c" officeooo:paragraph-rsid="0078f099" style:font-weight-asian="normal" style:font-weight-complex="normal"/>
    </style:style>
    <style:style style:name="P77" style:family="paragraph" style:parent-style-name="Standard">
      <style:text-properties fo:language="pl" fo:country="PL" fo:font-weight="normal" officeooo:rsid="00756a87" officeooo:paragraph-rsid="007718e1" style:font-weight-asian="normal" style:font-weight-complex="normal"/>
    </style:style>
    <style:style style:name="P78" style:family="paragraph" style:parent-style-name="Standard">
      <style:text-properties fo:language="pl" fo:country="PL" fo:font-weight="normal" officeooo:rsid="0078f099" officeooo:paragraph-rsid="0078f099" style:font-weight-asian="normal" style:font-weight-complex="normal"/>
    </style:style>
    <style:style style:name="P79" style:family="paragraph" style:parent-style-name="Standard">
      <style:text-properties fo:language="pl" fo:country="PL" fo:font-weight="normal" officeooo:rsid="0078f099" officeooo:paragraph-rsid="007a8ca9" style:font-weight-asian="normal" style:font-weight-complex="normal"/>
    </style:style>
    <style:style style:name="P80" style:family="paragraph" style:parent-style-name="Standard">
      <style:text-properties fo:language="pl" fo:country="PL" fo:font-weight="normal" officeooo:rsid="0078f099" officeooo:paragraph-rsid="007b1f64" style:font-weight-asian="normal" style:font-weight-complex="normal"/>
    </style:style>
    <style:style style:name="P81" style:family="paragraph" style:parent-style-name="Standard">
      <style:text-properties fo:language="pl" fo:country="PL" fo:font-weight="normal" officeooo:rsid="0078f099" officeooo:paragraph-rsid="007cc487" style:font-weight-asian="normal" style:font-weight-complex="normal"/>
    </style:style>
    <style:style style:name="P82" style:family="paragraph" style:parent-style-name="Standard">
      <style:text-properties fo:language="pl" fo:country="PL" fo:font-weight="normal" officeooo:rsid="0078f099" officeooo:paragraph-rsid="007e637f" style:font-weight-asian="normal" style:font-weight-complex="normal"/>
    </style:style>
    <style:style style:name="P83" style:family="paragraph" style:parent-style-name="Standard">
      <style:text-properties fo:language="pl" fo:country="PL" fo:font-weight="normal" officeooo:rsid="007b06a6" officeooo:paragraph-rsid="007b06a6" style:font-weight-asian="normal" style:font-weight-complex="normal"/>
    </style:style>
    <style:style style:name="P84" style:family="paragraph" style:parent-style-name="Standard">
      <style:text-properties fo:language="pl" fo:country="PL" fo:font-weight="normal" officeooo:rsid="007b1f64" officeooo:paragraph-rsid="007b1f64" style:font-weight-asian="normal" style:font-weight-complex="normal"/>
    </style:style>
    <style:style style:name="P85" style:family="paragraph" style:parent-style-name="Standard">
      <style:text-properties fo:language="pl" fo:country="PL" fo:font-weight="normal" officeooo:rsid="007cc487" officeooo:paragraph-rsid="007cc487" style:font-weight-asian="normal" style:font-weight-complex="normal"/>
    </style:style>
    <style:style style:name="P86" style:family="paragraph" style:parent-style-name="Standard">
      <style:text-properties fo:language="pl" fo:country="PL" fo:font-weight="normal" officeooo:rsid="007e637f" officeooo:paragraph-rsid="007e637f" style:font-weight-asian="normal" style:font-weight-complex="normal"/>
    </style:style>
    <style:style style:name="P87" style:family="paragraph" style:parent-style-name="Standard">
      <style:text-properties fo:language="pl" fo:country="PL" fo:font-weight="normal" officeooo:rsid="007f38a3" officeooo:paragraph-rsid="007f38a3" style:font-weight-asian="normal" style:font-weight-complex="normal"/>
    </style:style>
    <style:style style:name="P88" style:family="paragraph" style:parent-style-name="Standard">
      <style:text-properties fo:font-weight="normal" officeooo:paragraph-rsid="0078f099" style:font-weight-asian="normal" style:font-weight-complex="normal"/>
    </style:style>
    <style:style style:name="P89" style:family="paragraph" style:parent-style-name="Standard">
      <style:text-properties fo:font-weight="normal" officeooo:rsid="007a8ca9" officeooo:paragraph-rsid="007a8ca9" style:font-weight-asian="normal" style:font-weight-complex="normal"/>
    </style:style>
    <style:style style:name="P90" style:family="paragraph" style:parent-style-name="Standard">
      <style:text-properties fo:language="pl" fo:country="PL" officeooo:rsid="0027d42c" officeooo:paragraph-rsid="00744dce"/>
    </style:style>
    <style:style style:name="P91" style:family="paragraph" style:parent-style-name="Standard">
      <style:text-properties fo:language="pl" fo:country="PL" officeooo:rsid="0027d42c" officeooo:paragraph-rsid="0083d91c"/>
    </style:style>
    <style:style style:name="P92" style:family="paragraph" style:parent-style-name="Standard">
      <style:text-properties fo:language="pl" fo:country="PL" officeooo:rsid="0027d42c" officeooo:paragraph-rsid="00756a87"/>
    </style:style>
    <style:style style:name="P93" style:family="paragraph" style:parent-style-name="Standard">
      <style:text-properties fo:language="pl" fo:country="PL" officeooo:rsid="0027d42c" officeooo:paragraph-rsid="0084eb5b"/>
    </style:style>
    <style:style style:name="P94" style:family="paragraph" style:parent-style-name="Standard">
      <style:text-properties fo:language="pl" fo:country="PL" officeooo:rsid="0083d91c" officeooo:paragraph-rsid="0083d91c"/>
    </style:style>
    <style:style style:name="P95" style:family="paragraph" style:parent-style-name="Standard">
      <style:text-properties fo:language="pl" fo:country="PL" officeooo:rsid="00770759" officeooo:paragraph-rsid="0084eb5b"/>
    </style:style>
    <style:style style:name="P96" style:family="paragraph" style:parent-style-name="Standard">
      <style:text-properties fo:language="pl" fo:country="PL" fo:font-weight="normal" officeooo:rsid="0078f099" officeooo:paragraph-rsid="007cc487" style:font-weight-asian="normal" style:font-weight-complex="normal"/>
    </style:style>
    <style:style style:name="P97" style:family="paragraph" style:parent-style-name="Standard">
      <style:text-properties fo:language="pl" fo:country="PL" fo:font-weight="normal" officeooo:rsid="00850543" officeooo:paragraph-rsid="00850543" style:font-weight-asian="normal" style:font-weight-complex="normal"/>
    </style:style>
    <style:style style:name="T1" style:family="text">
      <style:text-properties officeooo:rsid="0027d42c"/>
    </style:style>
    <style:style style:name="T2" style:family="text">
      <style:text-properties officeooo:rsid="002a887a"/>
    </style:style>
    <style:style style:name="T3" style:family="text">
      <style:text-properties officeooo:rsid="0030e08b"/>
    </style:style>
    <style:style style:name="T4" style:family="text">
      <style:text-properties officeooo:rsid="0032539a"/>
    </style:style>
    <style:style style:name="T5" style:family="text">
      <style:text-properties officeooo:rsid="0033f1fa"/>
    </style:style>
    <style:style style:name="T6" style:family="text">
      <style:text-properties officeooo:rsid="00343946"/>
    </style:style>
    <style:style style:name="T7" style:family="text">
      <style:text-properties officeooo:rsid="0037605b"/>
    </style:style>
    <style:style style:name="T8" style:family="text">
      <style:text-properties officeooo:rsid="003d3b00"/>
    </style:style>
    <style:style style:name="T9" style:family="text">
      <style:text-properties officeooo:rsid="0045ddf2"/>
    </style:style>
    <style:style style:name="T10" style:family="text">
      <style:text-properties officeooo:rsid="00478706"/>
    </style:style>
    <style:style style:name="T11" style:family="text">
      <style:text-properties officeooo:rsid="004b3eb0"/>
    </style:style>
    <style:style style:name="T12" style:family="text">
      <style:text-properties officeooo:rsid="004ccb85"/>
    </style:style>
    <style:style style:name="T13" style:family="text">
      <style:text-properties officeooo:rsid="0057e2a0"/>
    </style:style>
    <style:style style:name="T14" style:family="text">
      <style:text-properties officeooo:rsid="005c5a34"/>
    </style:style>
    <style:style style:name="T15" style:family="text">
      <style:text-properties officeooo:rsid="005d7a8e"/>
    </style:style>
    <style:style style:name="T16" style:family="text">
      <style:text-properties officeooo:rsid="005ef76b"/>
    </style:style>
    <style:style style:name="T17" style:family="text">
      <style:text-properties officeooo:rsid="0063f28b"/>
    </style:style>
    <style:style style:name="T18" style:family="text">
      <style:text-properties officeooo:rsid="00656cb9"/>
    </style:style>
    <style:style style:name="T19" style:family="text">
      <style:text-properties officeooo:rsid="00675cd4"/>
    </style:style>
    <style:style style:name="T20" style:family="text">
      <style:text-properties officeooo:rsid="006f07a9"/>
    </style:style>
    <style:style style:name="T21" style:family="text">
      <style:text-properties officeooo:rsid="00744dce"/>
    </style:style>
    <style:style style:name="T22" style:family="text">
      <style:text-properties officeooo:rsid="00748f02"/>
    </style:style>
    <style:style style:name="T23" style:family="text">
      <style:text-properties officeooo:rsid="00756a87"/>
    </style:style>
    <style:style style:name="T24" style:family="text">
      <style:text-properties officeooo:rsid="007718e1"/>
    </style:style>
    <style:style style:name="T25" style:family="text">
      <style:text-properties officeooo:rsid="0078f099"/>
    </style:style>
    <style:style style:name="T26" style:family="text">
      <style:text-properties officeooo:rsid="007b62ce"/>
    </style:style>
    <style:style style:name="T27" style:family="text">
      <style:text-properties officeooo:rsid="0084eb5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variable-decls>
        <text:variable-decl office:value-type="float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4">d</text:span>ata: 2025.<text:span text:style-name="T2">03</text:span>.1<text:span text:style-name="T2">2</text:span></text:p>
      <text:p text:style-name="P1">źródło: <text:span text:style-name="T1">Cztery umowy</text:span></text:p>
      <text:p text:style-name="P2">autor: Don Miguel Ruiz</text:p>
      <text:p text:style-name="P2">rok: 1997, ed. 2007</text:p>
      <text:p text:style-name="P1">kategoria: <text:span text:style-name="T3">książka</text:span></text:p>
      <text:p text:style-name="P1">aktualizacja: <text:date style:data-style-name="N49" text:date-value="2025-03-17T13:14:49.957010024">2025-03-17</text:date>, <text:time style:data-style-name="N61" text:time-value="2025-03-17T13:14:49.957082318">12:56:15</text:time></text:p>
      <text:p text:style-name="P44"/>
      <text:p text:style-name="P32">#<text:span text:style-name="T15">###</text:span> Umowa pierwsza: Szanuj swoje słowo (s.37)</text:p>
      <text:p text:style-name="P32"/>
      <text:p text:style-name="P45">#37</text:p>
      <text:p text:style-name="P32">Słowo jest potęgą, którą sam tworzysz. <text:span text:style-name="T6">(</text:span>s. 37<text:span text:style-name="T6">)</text:span></text:p>
      <text:p text:style-name="P3">Don Miguel Ruiz</text:p>
      <text:p text:style-name="P32"/>
      <text:p text:style-name="P43">#38</text:p>
      <text:p text:style-name="P33">Poprzez słowo wyrażasz swoją moc twórczą. <text:span text:style-name="T5">Słowem […] wyrażasz wszystko – o czym śnisz, co czujesz i kim naprawdę jesteś – wszystko to objawia się słowem. </text:span><text:span text:style-name="T6">(s</text:span><text:span text:style-name="T5">. 38</text:span><text:span text:style-name="T6">)</text:span></text:p>
      <text:p text:style-name="P3">Don Miguel Ruiz</text:p>
      <text:p text:style-name="P42"/>
      <text:p text:style-name="P34">Słowo jest siłą (s.38).</text:p>
      <text:p text:style-name="P4">Don Miguel Ruiz</text:p>
      <text:p text:style-name="P4"/>
      <text:p text:style-name="P41">#50</text:p>
      <text:p text:style-name="P35">Twoja opinia jest niczym innym, jak tylko twoim punktem widzenia. Niekoniecznie musi być prawdziwa. <text:span text:style-name="T7">Twoja ocena wypływa z twoich przekonań, z twojego ego, z twojego snu. </text:span>(s. 50-<text:span text:style-name="T7">51</text:span>)</text:p>
      <text:p text:style-name="P5">Don Miguel Ruiz</text:p>
      <text:p text:style-name="P5"/>
      <text:p text:style-name="P41">#51</text:p>
      <text:p text:style-name="P36">Negatywne idee kiełkują tyko wtedy, gdy padną na podatny grunt. (s. 51)</text:p>
      <text:p text:style-name="P6">Don Miguel Ruiz</text:p>
      <text:p text:style-name="P6"/>
      <text:p text:style-name="P37">Kiedy szanujesz siebie i swoje słowo, czujesz się dobrze, jesteś spokojny i szczęśliwy. (s. 51)</text:p>
      <text:p text:style-name="P7">Don Miguel Ruiz</text:p>
      <text:p text:style-name="P7"/>
      <text:p text:style-name="P40">#52</text:p>
      <text:p text:style-name="P38">Będę szanował swoje słowo. Pielęgnuj to nasionko, a w miarę jak będzie rosło, wyda z siebie kolejne ziarna miłości, które wyplewią chwasty lęku. (s. 52)</text:p>
      <text:p text:style-name="P8">Don Miguel Ruiz</text:p>
      <text:p text:style-name="P8"/>
      <text:p text:style-name="P39">Szanuj swoje słowo. Oto pierwsza umowa, jaką powinieneś zawrzeć, jeśli chcesz podnieść poziom swojego życia ponad poziom właściwy dla piekła. Tak wyzwala się ogromna moc. <text:span text:style-name="T8">Posługuj się słowem poprawnie. Używaj go, by dzielić się miłością. </text:span>(s. 52)</text:p>
      <text:p text:style-name="P9">Don Miguel Ruiz</text:p>
      <text:p text:style-name="P9"/>
      <text:p text:style-name="P46">#<text:span text:style-name="T16">###</text:span> Umowa druga: Nie bierz niczego do siebie (s. 54)</text:p>
      <text:p text:style-name="P46"/>
      <text:p text:style-name="P48">#54</text:p>
      <text:p text:style-name="P47">Nie bierz niczego do siebie (s. 54).</text:p>
      <text:p text:style-name="P10">Don Miguel Ruiz</text:p>
      <text:p text:style-name="P47"/>
      <text:p text:style-name="P47">Cokolwiek dzieje się dookoła ciebie, nie musisz brać tego do siebie (s. 54).</text:p>
      <text:p text:style-name="P10">Don Miguel Ruiz</text:p>
      <text:p text:style-name="P10"/>
      <text:p text:style-name="P48"><text:soft-page-break/>#55</text:p>
      <text:p text:style-name="P48">Twoim potrzaskiem jest zjawisko zwane „poczuciem ważności”. Poczucie ważności lub branie wszystkiego do siebie to wyraz najwyższego egoizmu, ponieważ zakładamy, że wszystko dzieje się z naszego powodu. <text:span text:style-name="T9">[…] Myślimy, że za wszystko jesteśmy odpowiedzialni. Ja, ja, ja i tylko ja!</text:span> (s.55).</text:p>
      <text:p text:style-name="P11">Don Miguel Ruiz</text:p>
      <text:p text:style-name="P11"/>
      <text:p text:style-name="P49">Ludzie niczego nie robią z twojego powodu. Oni robią to ze swojego powodu. Każdy człowiek żyje we własnym śnie, we własnym umyśle. <text:span text:style-name="T10">[…] Odnosząc wszystko do siebie, zakładamy, że oni wiedzą, co jest w naszym świecie, i tym samym próbujemy wciskać swój świat do ich świata.</text:span>(s. 55)</text:p>
      <text:p text:style-name="P12">Don Miguel Ruiz</text:p>
      <text:p text:style-name="P12"/>
      <text:p text:style-name="P50">Nawet wtedy, gdy sytuacja wygląda na bardzo osobistą, nawet wtedy, kiedy cię ktoś obraża bezpośrednio, nie ma to nic wspólnego z tobą. To, co ludzie mówią, co robią, jakie wygłaszają opinie, wynika z umów, jakie oni zawarli w swoich umysłach. Ich punkt widzenia odzwierciedla program, jaki im zainstalowano w trakcie udomowienia (s.55).</text:p>
      <text:p text:style-name="P13">Don Miguel Ruiz</text:p>
      <text:p text:style-name="P13"/>
      <text:p text:style-name="P52">#56</text:p>
      <text:p text:style-name="P51">Jeśli weźmiesz [wszystko] do siebie, przyjmiesz również truciznę i od tej pory stanie się twoją. <text:span text:style-name="T11">Branie różnych rzeczy do siebie czynie z ciebie łatwą ofiarę dla drapieżników, inaczej cza</text:span><text:span text:style-name="T12">rn</text:span><text:span text:style-name="T11">oksiężników.</text:span> <text:span text:style-name="T12">Bez trudu mogą cię przygwoździć jednym rzuconym od niechcenia zdaniem, by potem karmić się wszelkimi truciznami, jakimi tylko zechcą. Skoro wziąłeś do siebie jedno, połkniesz wszystko.</text:span>(s. 56). </text:p>
      <text:p text:style-name="P14">Don Miguel Ruiz</text:p>
      <text:p text:style-name="P14"/>
      <text:p text:style-name="P53">Kiedy bierzesz wszystko do siebie, stale czujesz się obrażony, reagujesz zażartą obroną swych przekonań i wywołujesz konflikt. Robisz z igły widły, ponieważ masz potrzebę posiadania racji i udowodnienia, że inni się mylą. Bardzo walczysz o swoją nieomylność i z całych sił próbujesz narzucić otoczeniu swoje zdanie. (s. 56)</text:p>
      <text:p text:style-name="P15">Don Miguel Ruiz</text:p>
      <text:p text:style-name="P14"/>
      <text:p text:style-name="P54">To, co mówisz, co robisz,m co myślisz, wynika z umów, jakie wcześniej zawarłeś. <text:span text:style-name="T13">A mnie zupełnie nie dotyczy. Nie ma dla mnie znaczenia, co o mnie myślisz, ponieważ twoich poglądów nie biorę do siebie. </text:span>(s. 56-<text:span text:style-name="T13">57</text:span>).</text:p>
      <text:p text:style-name="P16">Don Miguel Ruiz</text:p>
      <text:p text:style-name="P16"/>
      <text:p text:style-name="P55"># 57</text:p>
      <text:p text:style-name="P56">Cokolwiek powiesz, mnie to nie dotknie, bo wiem, jaki jestem. (s. 57)</text:p>
      <text:p text:style-name="P17">Don Miguel Ruiz</text:p>
      <text:p text:style-name="P17"/>
      <text:p text:style-name="P57">Cokolwiek czujesz, cokolwiek myślisz, to twój problem, nie mój. Po prostu tak widzisz świat. Nie ma w tym niczego osobistego, bo rozprawiasz się ze sobą, a nie ze mną. <text:span text:style-name="T14">(s. 57)</text:span></text:p>
      <text:p text:style-name="P18">Don Miguel Ruiz</text:p>
      <text:p text:style-name="P18"/>
      <text:p text:style-name="P58">### Umowa 3: Nie zakładaj niczego z góry (s. 65)</text:p>
      <text:p text:style-name="P60"/>
      <text:p text:style-name="P60"># 65</text:p>
      <text:p text:style-name="P59">Mamy tendencję do stawiania hipotez i przyjmowania założeń odnośnie wszystkiego. Absolutnie wszystkiego. Problem zaś z naszymi założeniami polega na tym, że wierzymy, iż są one prawdziwe. <text:span text:style-name="T17">(s. 65).</text:span></text:p>
      <text:p text:style-name="P19">Don Miguel Ruiz</text:p>
      <text:p text:style-name="P58"><text:soft-page-break/></text:p>
      <text:p text:style-name="P60"># 66</text:p>
      <text:p text:style-name="P60">Nie rozumiejąc sytuacji, czynimy jakieś założenie, które bierzemy osobiście, do siebie, a w efekcie robimy wielką tragedię z niczego. (s. 6<text:span text:style-name="T18">6</text:span>)</text:p>
      <text:p text:style-name="P20">Don Miguel Ruiz</text:p>
      <text:p text:style-name="P58"/>
      <text:p text:style-name="P61">Wielkie mitote tworzy w ludzkim umyśle olbrzymi chaos, który sprawia, że wszystko błędnie interpretujemy i niewłaściwie pojmujemy. Widzimy tylko to, co chcemy widzieć, i słyszymy tylko to, co chcemy słyszeć. Nie odbieramy rzeczy takimi, jakimi są. (s.66-67)</text:p>
      <text:p text:style-name="P21">Don Miguel Ruiz</text:p>
      <text:p text:style-name="P18"/>
      <text:p text:style-name="P62">#68</text:p>
      <text:p text:style-name="P62">[…] robimy założenie, że druga strona wie, czego chcemy. Dramat nakręca się tak: poczyniliśmy fałszywe założenie, a potem uskładaliśmy na nim całą stertę kolejnych błędnych założeń. (s. 68)</text:p>
      <text:p text:style-name="P22">Don Miguel Ruiz</text:p>
      <text:p text:style-name="P22"/>
      <text:p text:style-name="P62">Mamy potrzebę uzasadniania, wyjaśniania i pojmowania wszystkiego. Zrozumienie daje nam poczucie bezpieczeństwa. <text:span text:style-name="T19">Stawiamy miliony pytań, które wymagają odpowiedzi […]. Nieważne, czy odpowiedź jest prawidłowa, już samo jej sformułowanie sprawia, że czujemy się bezpieczni. Dlatego właśnie stale coś zakładamy.</text:span> (s. 68-69)</text:p>
      <text:p text:style-name="P22">Don Miguel Ruiz</text:p>
      <text:p text:style-name="P22"/>
      <text:p text:style-name="P62"># 69</text:p>
      <text:p text:style-name="P63">Jeśli inni coś nam mówią, robimy jakieś założenia, a jeśli niczego nie mówią, tym bardziej przyjmujemy założenia, żeby zaspokoić potrzebę posiadania wiedzy i by wypełnić nimi lukę w autentycznej komunikacji. Nawet jeśli słyszymy coś, czego nie rozumiemy, robimy założenia co do znaczenia zasłyszanego, a potem wierzymy własnym założeniom. Tworzymy najprzeróżniejsze hipotezy, bo nie mamy odwagi zadawania pytań wprost. (s. 69)</text:p>
      <text:p text:style-name="P23">Don Miguel Ruiz</text:p>
      <text:p text:style-name="P23"/>
      <text:p text:style-name="P64">Większość naszych założeń podejmujemy szybko i nieświadomie, głównie przez to, że zgodziliśmy się na taką komunikację. (s. 69)</text:p>
      <text:p text:style-name="P24">Don Miguel Ruiz</text:p>
      <text:p text:style-name="P24"/>
      <text:p text:style-name="P65">Umówiliśmy się [zakładamy], że ci którzy nas kochają, jeśli nas kochają naprawdę, powinni wiedzieć, czego chcemy i co czujemy. (s. 69)</text:p>
      <text:p text:style-name="P25">Don Miguel Ruiz</text:p>
      <text:p text:style-name="P25"/>
      <text:p text:style-name="P65">Jeśli w coś wierzymy, zakładamy, że to prawda, i jesteśmy gotowi zniszczyć związek, broniąc swego statnowiska. (s. 69)</text:p>
      <text:p text:style-name="P65"><text:span text:style-name="T1">Don Miguel Ruiz</text:span> </text:p>
      <text:p text:style-name="P65"/>
      <text:p text:style-name="P66">Zakładamy, że każdy widzi życie w taki sposób, w jaki my je widzimy. (s. 69)</text:p>
      <text:p text:style-name="P26">Don Miguel Ruiz</text:p>
      <text:p text:style-name="P26"/>
      <text:p text:style-name="P66"># 7<text:span text:style-name="T20">0</text:span></text:p>
      <text:p text:style-name="P67"># 71</text:p>
      <text:p text:style-name="P67">Musimy być tacy jacy jesteśmy, i nie powinniśmy tworzyć fałszywego wizerunku. (s. 71)</text:p>
      <text:p text:style-name="P27">Don Miguel Ruiz</text:p>
      <text:p text:style-name="P27"/>
      <text:p text:style-name="P68"># 72</text:p>
      <text:p text:style-name="P69">Jeśli czegoś nie rozumiesz, lepiej spytać i się upewnić, niż snuć domysły i założenia. (s. 72)</text:p>
      <text:p text:style-name="P30"><text:soft-page-break/>Don Miguel Ruiz</text:p>
      <text:p text:style-name="P28"/>
      <text:p text:style-name="P69"># <text:span text:style-name="T21">Umowa czwarta: Rób wszystko najlepiej jak potrafisz (s. 75)</text:span></text:p>
      <text:p text:style-name="P69"/>
      <text:p text:style-name="P70"># 75</text:p>
      <text:p text:style-name="P70">Rób wszystko najlepiej jak potrafisz. (s. 75)</text:p>
      <text:p text:style-name="P29">Don Miguel Ruiz</text:p>
      <text:p text:style-name="P29"/>
      <text:p text:style-name="P94">W każdych okolicznościach staraj się na ile możesz, nie mniej, nie więcej. (s. 75)</text:p>
      <text:p text:style-name="P91">Don Miguel Ruiz</text:p>
      <text:p text:style-name="P29"/>
      <text:p text:style-name="P70">Rób wszystko najlepiej jak potrafisz. W każdych okolicznościach staraj się na ile możesz, nie mniej, nie więcej. Pamiętaj jednak, że „ile możesz” wcale nie oznacza zawsze tego samego. <text:span text:style-name="T22">[…] toteż twoje największe starania czasem są najwyższej jakości, a czasem bardzo im do tego daleko.</text:span>(s. 75-<text:span text:style-name="T22">76</text:span>).</text:p>
      <text:p text:style-name="P29">Don Miguel Ruiz</text:p>
      <text:p text:style-name="P29"/>
      <text:p text:style-name="P71"># 76</text:p>
      <text:p text:style-name="P72">Rób wszystko najlepiej jak potrafisz. […]. Rano, gdy wstajesz wypoczęty i energiczny, twoje możliwości są o wiele większe niż wieczorem, kiedy jesteś zmęczony. Na więcej się stać, gdy jesteś zdrowy, a nie chory, trzeźwy, nie pijany i – podobnie – kiedy czujesz się doskonale, jesteś szczęśliwy, a nie przygnębiony, zły lub zazdrosny. (s. 76)</text:p>
      <text:p text:style-name="P92">Don Miguel Ruiz</text:p>
      <text:p text:style-name="P92"/>
      <text:p text:style-name="P95">Bez względu na jakość poczynań, staraj się jak tylko możesz – i to ani więcej, ani mniej, niż potrafisz. <text:span text:style-name="T27">(s. 76)</text:span></text:p>
      <text:p text:style-name="P93">Don Miguel Ruiz</text:p>
      <text:p text:style-name="P29"/>
      <text:p text:style-name="P73"><text:span text:style-name="T23">Rób wszystko najlepiej jak potrafisz. […].</text:span>Bez względu na jakość poczynań, staraj się jak tylko możesz – i to ani więcej, ani mniej, niż potrafisz. Jeśli będziesz starał się nadmiernie, stracisz więcej energii niż trzeba, w rezultacie może ci jej zabraknąć. Przepracowując się, wyniszczasz ciało i działasz wbrew sobie, na własną szkodę. W rezultacie osiągnięcie wyznaczonych celów zabierze ci więcej czasu. Natomiast kiedy starasz się mniej, niż być mógł, narażasz się na frustracje, wyrzuty sumienia, poczucie winy i skruchę. (s. 76)</text:p>
      <text:p text:style-name="P75">Don Miguel Ruiz</text:p>
      <text:p text:style-name="P75"/>
      <text:p text:style-name="P74"><text:span text:style-name="T23">Rób wszystko najlepiej jak potrafisz. […]. </text:span><text:span text:style-name="T25">Jeśli będziesz się starał nadmiernie, stracisz więcej energii niż trzeba, w rezultacie może ci jej zabraknąć. (s. 76)</text:span></text:p>
      <text:p text:style-name="P78">Don Miguel Ruiz</text:p>
      <text:p text:style-name="P75"/>
      <text:p text:style-name="P77">Rób wszystko najlepiej jak potrafisz. […].<text:span text:style-name="T24">Po prostu staraj się jak najlepiej – w każdej życiowej sytuacji. Nieważne, czy jesteś chory lub zmęczony. Jeśli zawsze starasz się z całych sił, nie ma mowy, żebyś sam siebie osądzał. A jeśli siebie nie sądzisz, nie ma mowy, żebyś cierpiał z poczucia winy, żebyś miał wyrzuty i żebyś pragnął dla siebie kary. (s. 76-77)</text:span></text:p>
      <text:p text:style-name="P76">Don Miguel Ruiz</text:p>
      <text:p text:style-name="P88"/>
      <text:p text:style-name="P89"># 77</text:p>
      <text:p text:style-name="P89">Nie jesteś tu po to, by poświęcać swoją radość ani tym bardziej życie. Jesteś po to, by żyć, być szczęśliwym, by kochać. Jeśli możesz wypełnić zadanie w ciągu dwóch godzin medytacji, a zużyjesz zamiast tego osie, zmęczysz się tylko, zagubisz i przestaniesz cieszyć się życiem. Staraj się jak najlepiej, a być może dowiesz się, że bez względu na długość medytacji możesz żyć, kochać i być szczęśliwy. (s.77-78)</text:p>
      <text:p text:style-name="P79"><text:soft-page-break/>Don Miguel Ruiz</text:p>
      <text:p text:style-name="P79"/>
      <text:p text:style-name="P83"># 78</text:p>
      <text:p text:style-name="P84">Starając się, na ile możesz, przeżyjesz życie pełniej. Będziesz bardziej produktywny i twórczy, będziesz dobry dla siebie, bo dasz siebie swojej rodzinie, społeczności, wszystkim i wszystkiemu. <text:span text:style-name="T26">Przy tym jest to postępowanie, które sprawia, że czucie szczęścia przeżywa się wyjątkowo intensywnie.</text:span> (s. 78)</text:p>
      <text:p text:style-name="P80">Don Miguel Ruiz</text:p>
      <text:p text:style-name="P80"/>
      <text:p text:style-name="P85">Starając się zawsze ze wszystkich sił, podejmujesz działania. I nie dlatego, że spodziewasz się nagrody, ale dlatego że po prostu to lubisz. (s. 78)</text:p>
      <text:p text:style-name="P81">Don Miguel Ruiz</text:p>
      <text:p text:style-name="P81"/>
      <text:p text:style-name="P97">Większość ludzi idzie każdego dnia do pracy wyłącznie z myślą o dniu wypłaty i o pieniądzach, które dostaną za swój trud. Ledwie mogą się doczekać piątku lub soboty, czy też innego dnia, gdy otrzymają pieniądze i trochę wolnego. Pracują dla nagrody, a w rezultacie sabotują pracę. Jak mogą, unikają wysiłku, przez co mają zaległości, a obowiązki stają się jeszcze cięższe. Bo się nie starają. (s. 78)</text:p>
      <text:p text:style-name="P97">Don Miguel Ruiz</text:p>
      <text:p text:style-name="P81"/>
      <text:p text:style-name="P86">#79</text:p>
      <text:p text:style-name="P86">Jest wiele metod zadawania sobie bólu, gdy nie lubimy siebie takimi, jakimi jesteśmy. (s. 79)</text:p>
      <text:p text:style-name="P82">Don Miguel Ruiz</text:p>
      <text:p text:style-name="P82"/>
      <text:p text:style-name="P87"># 80</text:p>
      <text:p text:style-name="P87"/>
      <text:p text:style-name="P8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01:38.163855271</meta:creation-date>
    <dc:date>2025-03-17T13:03:21.582146012</dc:date>
    <meta:editing-duration>PT3H30M45S</meta:editing-duration>
    <meta:editing-cycles>113</meta:editing-cycles>
    <meta:generator>LibreOffice/7.3.7.2$Linux_X86_64 LibreOffice_project/30$Build-2</meta:generator>
    <meta:document-statistic meta:table-count="0" meta:image-count="0" meta:object-count="0" meta:page-count="5" meta:paragraph-count="118" meta:word-count="1545" meta:character-count="9662" meta:non-whitespace-character-count="8226"/>
  </office:meta>
</office:document-meta>
</file>